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solid" draw:fill-color="#ff950e" draw:opacity="50%" draw:textarea-horizontal-align="justify" draw:textarea-vertical-align="middle" draw:auto-grow-height="false" draw:shadow-opacity="50%"/>
    </style:style>
    <style:style style:name="gr2" style:family="graphic" style:parent-style-name="standard">
      <style:graphic-properties draw:fill-color="#ff950e" draw:opacity="50%" draw:textarea-horizontal-align="justify" draw:textarea-vertical-align="middle" draw:auto-grow-height="false" draw:shadow-opacity="50%"/>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fill="solid" draw:fill-color="#ffffff" draw:textarea-horizontal-align="justify" draw:textarea-vertical-align="middle" draw:auto-grow-height="false"/>
    </style:style>
    <style:style style:name="gr5" style:family="graphic" style:parent-style-name="standard">
      <style:graphic-properties draw:fill="solid" draw:fill-color="#33ff99" draw:textarea-horizontal-align="justify" draw:textarea-vertical-align="middle" draw:auto-grow-height="false"/>
    </style:style>
    <style:style style:name="gr6" style:family="graphic" style:parent-style-name="standard">
      <style:graphic-properties draw:fill="solid" draw:fill-color="#579d1c" draw:textarea-horizontal-align="justify" draw:textarea-vertical-align="middle" draw:auto-grow-height="false" fo:min-height="0cm" fo:min-width="0cm" fo:wrap-option="no-wrap"/>
    </style:style>
    <style:style style:name="gr7" style:family="graphic" style:parent-style-name="standard">
      <style:graphic-properties draw:fill="solid" draw:fill-color="#729fcf" draw:opacity="50%" draw:textarea-horizontal-align="justify" draw:textarea-vertical-align="middle" draw:auto-grow-height="false" draw:shadow-opacity="50%"/>
    </style:style>
    <style:style style:name="gr8" style:family="graphic" style:parent-style-name="standard">
      <style:graphic-properties draw:stroke="none" svg:stroke-color="#000000" draw:fill="none" draw:fill-color="#ffffff" fo:min-height="9.2cm"/>
    </style:style>
    <style:style style:name="gr9" style:family="graphic" style:parent-style-name="objectwithoutfill">
      <style:graphic-properties draw:marker-start="Arrow" draw:fill="none" draw:textarea-vertical-align="middle"/>
    </style:style>
    <style:style style:name="gr10" style:family="graphic" style:parent-style-name="objectwithoutfill">
      <style:graphic-properties draw:marker-end="Arrow" draw:fill="none" draw:textarea-vertical-align="middle"/>
    </style:style>
    <style:style style:name="gr11" style:family="graphic" style:parent-style-name="objectwithoutfill">
      <style:graphic-properties draw:fill="none" draw:textarea-vertical-align="middle"/>
    </style:style>
    <style:style style:name="gr12" style:family="graphic" style:parent-style-name="objectwithoutfill">
      <style:graphic-properties draw:marker-start="Arrow" draw:marker-end="" draw:fill="none"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parent-style-name="standard">
      <style:graphic-properties draw:fill="solid" draw:fill-color="#ffffcc" draw:textarea-horizontal-align="justify" draw:textarea-vertical-align="middle" draw:auto-grow-height="false"/>
    </style:style>
    <style:style style:name="gr15" style:family="graphic" style:parent-style-name="standard">
      <style:graphic-properties draw:stroke="none" svg:stroke-color="#000000" draw:fill="none" draw:fill-color="#ffffff" fo:min-height="1.1cm"/>
    </style:style>
    <style:style style:name="gr16" style:family="graphic" style:parent-style-name="standard">
      <style:graphic-properties draw:stroke="none" svg:stroke-color="#000000" draw:fill="solid" draw:fill-color="#ffffff" fo:min-height="0.15cm"/>
    </style:style>
    <style:style style:name="P1" style:family="paragraph">
      <style:paragraph-properties fo:text-align="center"/>
    </style:style>
    <style:style style:name="P2" style:family="paragraph">
      <style:paragraph-properties fo:text-align="center"/>
      <style:text-properties fo:font-size="14pt" fo:font-style="italic" style:font-size-asian="14pt" style:font-style-asian="italic" style:font-size-complex="14pt" style:font-style-complex="italic"/>
    </style:style>
    <style:style style:name="P3" style:family="paragraph">
      <style:paragraph-properties fo:text-align="center"/>
      <style:text-properties fo:font-size="14pt" style:font-size-asian="14pt" style:font-size-complex="14pt"/>
    </style:style>
    <style:style style:name="P4" style:family="paragraph">
      <style:paragraph-properties fo:text-align="center"/>
      <style:text-properties fo:font-size="12pt" style:font-size-asian="18pt" style:font-size-complex="18pt"/>
    </style:style>
    <style:style style:name="P5" style:family="paragraph">
      <style:text-properties fo:font-size="10pt" style:font-size-asian="10pt" style:font-size-complex="10pt"/>
    </style:style>
    <style:style style:name="P6" style:family="paragraph">
      <style:text-properties fo:font-size="12pt" style:font-size-asian="12pt" style:font-size-complex="12pt"/>
    </style:style>
    <style:style style:name="P7" style:family="paragraph">
      <style:paragraph-properties fo:text-align="center"/>
      <style:text-properties fo:font-size="12pt" style:font-size-asian="12pt" style:font-size-complex="12pt"/>
    </style:style>
    <style:style style:name="P8" style:family="paragraph">
      <style:paragraph-properties fo:text-align="center"/>
      <style:text-properties fo:font-size="10pt" style:font-size-asian="10pt" style:font-size-complex="10pt"/>
    </style:style>
    <style:style style:name="P9" style:family="paragraph">
      <style:paragraph-properties fo:text-align="start"/>
    </style:style>
    <style:style style:name="P10" style:family="paragraph">
      <style:paragraph-properties fo:text-align="start"/>
      <style:text-properties fo:font-size="10pt" style:font-size-asian="10pt" style:font-size-complex="10pt"/>
    </style:style>
    <style:style style:name="T1" style:family="text">
      <style:text-properties fo:font-size="14pt" style:font-size-asian="14pt" style:font-size-complex="14pt"/>
    </style:style>
    <style:style style:name="T2" style:family="text">
      <style:text-properties fo:font-size="12pt" style:font-size-asian="18pt" style:font-size-complex="18pt"/>
    </style:style>
    <style:style style:name="T3" style:family="text">
      <style:text-properties fo:font-size="10pt" style:font-size-asian="10pt" style:font-size-complex="10pt"/>
    </style:style>
    <style:style style:name="T4"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adrão">
        <draw:custom-shape draw:style-name="gr1" draw:text-style-name="P2" xml:id="id1" draw:id="id1" draw:layer="layout" svg:width="9cm" svg:height="1.5cm" svg:x="4.2cm" svg:y="5.9cm">
          <text:p text:style-name="P1"><text:span text:style-name="T1">&lt;http://stodap.org/tags/Budget&g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xml:id="id2" draw:id="id2" draw:layer="layout" svg:width="9.7cm" svg:height="1.5cm" svg:x="8.3cm" svg:y="3.901cm">
          <text:p text:style-name="P1"><text:span text:style-name="T1">&lt;http://stodap.org/tags/Spending&g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xml:id="id3" draw:id="id3" draw:layer="layout" svg:width="8.4cm" svg:height="1.5cm" svg:x="9.7cm" svg:y="1.9cm">
          <text:p text:style-name="P1"><text:span text:style-name="T1">&lt;http://stodap.org/tags/Tax&g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1" draw:layer="layout" draw:type="curve" draw:line-skew="2.338cm 3.364cm" svg:x1="8.7cm" svg:y1="5.9cm" svg:x2="8.3cm" svg:y2="4.651cm" draw:start-shape="id1" draw:start-glue-point="0" draw:end-shape="id2" draw:end-glue-point="3" svg:d="M8700 5900c0-243-819-202-1383-454s-872-795 983-795" svg:viewBox="0 0 1818 1250">
          <text:p/>
        </draw:connector>
        <draw:connector draw:style-name="gr3" draw:text-style-name="P1" draw:layer="layout" draw:type="curve" svg:x1="13.2cm" svg:y1="6.65cm" svg:x2="18.1cm" svg:y2="2.65cm" draw:start-shape="id1" draw:start-glue-point="1" draw:end-shape="id3" draw:end-glue-point="1" svg:d="M13200 6650c8103 0 5653-4000 4900-4000" svg:viewBox="0 0 5840 4001">
          <text:p/>
        </draw:connector>
        <draw:custom-shape draw:style-name="gr4" draw:text-style-name="P4" draw:layer="layout" svg:width="2.7cm" svg:height="0.7cm" svg:x="15.4cm" svg:y="6.1cm">
          <text:p text:style-name="P1"><text:span text:style-name="T2">skos:broader</text:span></text:p>
          <draw:enhanced-geometry svg:viewBox="0 0 21600 21600" draw:type="rectangle" draw:enhanced-path="M 0 0 L 21600 0 21600 21600 0 21600 0 0 Z N"/>
        </draw:custom-shape>
        <draw:custom-shape draw:style-name="gr4" draw:text-style-name="P4" draw:layer="layout" svg:width="2.7cm" svg:height="0.7cm" svg:x="4.8cm" svg:y="4.4cm">
          <text:p text:style-name="P1"><text:span text:style-name="T2">skos:related</text:span></text:p>
          <draw:enhanced-geometry svg:viewBox="0 0 21600 21600" draw:type="rectangle" draw:enhanced-path="M 0 0 L 21600 0 21600 21600 0 21600 0 0 Z N"/>
        </draw:custom-shape>
        <draw:custom-shape draw:style-name="gr5" draw:text-style-name="P3" xml:id="id7" draw:id="id7" draw:layer="layout" svg:width="8.401cm" svg:height="1.5cm" svg:x="1cm" svg:y="1.901cm">
          <text:p text:style-name="P1"><text:span text:style-name="T1">http://dbpedia.org/resource/Budge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draw:layer="layout" svg:width="5cm" svg:height="1.8cm" svg:x="0.8cm" svg:y="0.4cm">
          <text:p text:style-name="P1">LOD Cloud</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 draw:text-style-name="P1" draw:layer="layout" draw:type="line" svg:x1="8.7cm" svg:y1="7.4cm" svg:x2="3.75cm" svg:y2="9.8cm" draw:start-shape="id1" draw:start-glue-point="2" draw:end-shape="id4" draw:end-glue-point="0" svg:d="M8700 7400l-4950 2400" svg:viewBox="0 0 4951 2401">
          <text:p/>
        </draw:connector>
        <draw:custom-shape draw:style-name="gr7" draw:text-style-name="P3" xml:id="id4" draw:id="id4" draw:layer="layout" svg:width="6.3cm" svg:height="1.8cm" svg:x="0.6cm" svg:y="9.8cm">
          <text:p text:style-name="P1"><text:span text:style-name="T1">“</text:span><text:span text:style-name="T1">http://dados.gov.br</text:span></text:p>
          <text:p text:style-name="P1"><text:span text:style-name="T1">/dataset?tags=orçamento”</text:span></text:p>
          <draw:enhanced-geometry svg:viewBox="0 0 21600 21600" draw:type="rectangle" draw:enhanced-path="M 0 0 L 21600 0 21600 21600 0 21600 0 0 Z N"/>
        </draw:custom-shape>
        <draw:frame draw:style-name="gr8" draw:layer="layout" svg:width="12.3cm" svg:height="9.45cm" svg:x="16.7cm" svg:y="14.4cm">
          <draw:text-box>
            <text:p>Use cases:</text:p>
            <text:p>- Server:</text:p>
            <text:p>From the page of a tag, access ODPs that have that tag or similiars</text:p>
            <text:p/>
            <text:p>- ODP</text:p>
            <text:p>From a dataset, see similar portals whose datasets are tagged with similar tags</text:p>
          </draw:text-box>
        </draw:frame>
        <draw:custom-shape draw:style-name="gr7" draw:text-style-name="P3" xml:id="id5" draw:id="id5" draw:layer="layout" svg:width="6.6cm" svg:height="1.8cm" svg:x="12.6cm" svg:y="9.8cm">
          <text:p><text:span text:style-name="T1">“</text:span><text:span text:style-name="T1">https://beta.offenedaten.de/</text:span></text:p>
          <text:p><text:span text:style-name="T1">dataset?tags=haushalt”</text:span></text:p>
          <draw:enhanced-geometry svg:viewBox="0 0 21600 21600" draw:type="rectangle" draw:enhanced-path="M 0 0 L 21600 0 21600 21600 0 21600 0 0 Z N"/>
        </draw:custom-shape>
        <draw:connector draw:style-name="gr3" draw:text-style-name="P1" draw:layer="layout" draw:type="line" svg:x1="8.701cm" svg:y1="7.4cm" svg:x2="15.9cm" svg:y2="9.8cm" draw:end-shape="id5" draw:end-glue-point="0" svg:d="M8701 7400l7199 2400" svg:viewBox="0 0 7200 2401">
          <text:p/>
        </draw:connector>
        <draw:custom-shape draw:style-name="gr7" draw:text-style-name="P3" xml:id="id6" draw:id="id6" draw:layer="layout" svg:width="5.3cm" svg:height="1.8cm" svg:x="7.1cm" svg:y="9.8cm">
          <text:p><text:span text:style-name="T1">“</text:span><text:span text:style-name="T1">http://catalog.data.gov</text:span></text:p>
          <text:p><text:span text:style-name="T1">/dataset?tags=budget”</text:span></text:p>
          <draw:enhanced-geometry svg:viewBox="0 0 21600 21600" draw:type="rectangle" draw:enhanced-path="M 0 0 L 21600 0 21600 21600 0 21600 0 0 Z N"/>
        </draw:custom-shape>
        <draw:connector draw:style-name="gr3" draw:text-style-name="P1" draw:layer="layout" draw:type="line" svg:x1="8.701cm" svg:y1="7.4cm" svg:x2="9.75cm" svg:y2="9.8cm" draw:end-shape="id6" draw:end-glue-point="0" svg:d="M8701 7400l1049 2400" svg:viewBox="0 0 1050 2401">
          <text:p/>
        </draw:connector>
        <draw:custom-shape draw:style-name="gr4" draw:text-style-name="P4" draw:layer="layout" svg:width="5.7cm" svg:height="0.7cm" svg:x="6.1cm" svg:y="7.9cm">
          <text:p text:style-name="P1"><text:span text:style-name="T2">muto:taggedResource</text:span></text:p>
          <draw:enhanced-geometry svg:viewBox="0 0 21600 21600" draw:type="rectangle" draw:enhanced-path="M 0 0 L 21600 0 21600 21600 0 21600 0 0 Z N"/>
        </draw:custom-shape>
        <draw:connector draw:style-name="gr3" draw:text-style-name="P1" draw:layer="layout" draw:type="curve" draw:line-skew="0cm -1.078cm" svg:x1="4.2cm" svg:y1="6.65cm" svg:x2="5.2cm" svg:y2="3.401cm" draw:start-shape="id1" draw:start-glue-point="3" draw:end-shape="id7" draw:end-glue-point="2" svg:d="M4200 6650c-751 0-627-1539-189-2287s1189-704 1189-962" svg:viewBox="0 0 1542 3250">
          <text:p/>
        </draw:connector>
        <draw:custom-shape draw:style-name="gr4" draw:text-style-name="P4" draw:layer="layout" svg:width="3.7cm" svg:height="0.7cm" svg:x="0.6cm" svg:y="4.4cm">
          <text:p text:style-name="P1"><text:span text:style-name="T2">muto:tagMeaning</text:span></text:p>
          <draw:enhanced-geometry svg:viewBox="0 0 21600 21600" draw:type="rectangle" draw:enhanced-path="M 0 0 L 21600 0 21600 21600 0 21600 0 0 Z N"/>
        </draw:custom-shape>
        <draw:custom-shape draw:style-name="gr4" draw:text-style-name="P3" xml:id="id8" draw:id="id8" draw:layer="layout" svg:width="2.7cm" svg:height="1.1cm" svg:x="0.6cm" svg:y="8.3cm">
          <text:p text:style-name="P1"><text:span text:style-name="T1">“</text:span><text:span text:style-name="T1">Budget”</text:span></text:p>
          <draw:enhanced-geometry svg:viewBox="0 0 21600 21600" draw:type="rectangle" draw:enhanced-path="M 0 0 L 21600 0 21600 21600 0 21600 0 0 Z N"/>
        </draw:custom-shape>
        <draw:connector draw:style-name="gr3" draw:text-style-name="P1" draw:layer="layout" draw:type="curve" svg:x1="4.2cm" svg:y1="6.65cm" svg:x2="1.95cm" svg:y2="8.3cm" draw:start-shape="id1" draw:start-glue-point="3" draw:end-shape="id8" draw:end-glue-point="0" svg:d="M4200 6650c-1500 0-2250 550-2250 1650" svg:viewBox="0 0 2251 1651">
          <text:p/>
        </draw:connector>
        <draw:custom-shape draw:style-name="gr4" draw:text-style-name="P4" draw:layer="layout" svg:width="3cm" svg:height="0.7cm" svg:x="0.9cm" svg:y="6.8cm">
          <text:p text:style-name="P1"><text:span text:style-name="T2">muto:tagLabel</text:span></text:p>
          <draw:enhanced-geometry svg:viewBox="0 0 21600 21600" draw:type="rectangle" draw:enhanced-path="M 0 0 L 21600 0 21600 21600 0 21600 0 0 Z N"/>
        </draw:custom-shape>
        <draw:custom-shape draw:style-name="gr4" draw:text-style-name="P3" xml:id="id9" draw:id="id9" draw:layer="layout" svg:width="3cm" svg:height="1.1cm" svg:x="16cm" svg:y="8.2cm">
          <text:p text:style-name="P1"><text:span text:style-name="T1">“</text:span><text:span text:style-name="T1">Description”</text:span></text:p>
          <draw:enhanced-geometry svg:viewBox="0 0 21600 21600" draw:type="rectangle" draw:enhanced-path="M 0 0 L 21600 0 21600 21600 0 21600 0 0 Z N"/>
        </draw:custom-shape>
        <draw:connector draw:style-name="gr3" draw:text-style-name="P1" draw:layer="layout" draw:type="curve" svg:x1="13.2cm" svg:y1="6.65cm" svg:x2="16cm" svg:y2="8.75cm" draw:start-shape="id1" draw:start-glue-point="1" draw:end-shape="id9" svg:d="M13200 6650c2101 0 702 2100 2800 2100" svg:viewBox="0 0 2801 2101">
          <text:p/>
        </draw:connector>
        <draw:custom-shape draw:style-name="gr4" draw:text-style-name="P4" draw:layer="layout" svg:width="2.7cm" svg:height="0.7cm" svg:x="13.3cm" svg:y="7.3cm">
          <text:p text:style-name="P1"><text:span text:style-name="T2">dbo:abstract</text:span></text:p>
          <draw:enhanced-geometry svg:viewBox="0 0 21600 21600" draw:type="rectangle" draw:enhanced-path="M 0 0 L 21600 0 21600 21600 0 21600 0 0 Z N"/>
        </draw:custom-shape>
      </draw:page>
      <draw:page draw:name="page2" draw:style-name="dp1" draw:master-page-name="Padrão">
        <draw:custom-shape draw:style-name="gr1" draw:text-style-name="P2" xml:id="id13" draw:id="id13" draw:layer="layout" svg:width="5.101cm" svg:height="1.5cm" svg:x="12.2cm" svg:y="2.2cm">
          <text:p text:style-name="P1"><text:span text:style-name="T1">stodap:SemanticTa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14" draw:id="id14" draw:layer="layout" svg:width="5.101cm" svg:height="1.5cm" svg:x="2cm" svg:y="2.2cm">
          <text:p text:style-name="P1"><text:span text:style-name="T1">Semantic Grou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10" draw:id="id10" draw:layer="layout" svg:width="5.101cm" svg:height="1.5cm" svg:x="2cm" svg:y="5.002cm">
          <text:p text:style-name="P1"><text:span text:style-name="T1">Grou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12" draw:id="id12" draw:layer="layout" svg:width="5.101cm" svg:height="1.5cm" svg:x="12.2cm" svg:y="5.003cm">
          <text:p text:style-name="P1"><text:span text:style-name="T1">Ta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11" draw:id="id11" draw:layer="layout" svg:width="5.101cm" svg:height="1.5cm" svg:x="6.8cm" svg:y="7.4cm">
          <text:p text:style-name="P1"><text:span text:style-name="T1">Datase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1" draw:layer="layout" draw:type="curve" svg:x1="7.101cm" svg:y1="5.752cm" svg:x2="9.35cm" svg:y2="7.4cm" draw:start-shape="id10" draw:end-shape="id11" svg:d="M7101 5752c1500 0 2249 549 2249 1648" svg:viewBox="0 0 2250 1649">
          <text:p/>
        </draw:connector>
        <draw:connector draw:style-name="gr10" draw:text-style-name="P1" draw:layer="layout" draw:type="curve" svg:x1="9.35cm" svg:y1="7.4cm" svg:x2="12.2cm" svg:y2="5.753cm" draw:start-shape="id11" draw:start-glue-point="0" draw:end-shape="id12" svg:d="M9350 7400c0-1098 950-1647 2850-1647" svg:viewBox="0 0 2851 1648">
          <text:p/>
        </draw:connector>
        <draw:connector draw:style-name="gr11" draw:text-style-name="P1" draw:layer="layout" draw:type="curve" svg:x1="17.301cm" svg:y1="2.95cm" svg:x2="14.75cm" svg:y2="2.2cm" draw:start-shape="id13" draw:start-glue-point="1" draw:end-shape="id13" draw:end-glue-point="0" svg:d="M17301 2950c751 0 627-626-199-1001s-2352-500-2352 251" svg:viewBox="0 0 3050 1300">
          <text:p/>
        </draw:connector>
        <draw:connector draw:style-name="gr12" draw:text-style-name="P1" draw:layer="layout" draw:type="curve" svg:x1="7.101cm" svg:y1="2.95cm" svg:x2="12.2cm" svg:y2="2.95cm" draw:start-shape="id14" draw:start-glue-point="1" draw:end-shape="id13" draw:end-glue-point="3" svg:d="M7101 2950h5099" svg:viewBox="0 0 5100 1">
          <text:p/>
        </draw:connector>
        <draw:custom-shape draw:style-name="gr1" draw:text-style-name="P2" xml:id="id15" draw:id="id15" draw:layer="layout" svg:width="5.101cm" svg:height="1.5cm" svg:x="6.8cm" svg:y="10.2cm">
          <text:p text:style-name="P1"><text:span text:style-name="T1">Open Data Port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1" draw:layer="layout" draw:type="curve" svg:x1="9.35cm" svg:y1="10.2cm" svg:x2="9.35cm" svg:y2="8.9cm" draw:start-shape="id15" draw:start-glue-point="0" draw:end-shape="id11" draw:end-glue-point="2" svg:d="M9350 10200v-1300" svg:viewBox="0 0 1 1301">
          <text:p/>
        </draw:connector>
        <draw:frame draw:style-name="gr13" draw:text-style-name="P5" draw:layer="layout" svg:width="1.086cm" svg:height="0.649cm" svg:x="10.3cm" svg:y="5.201cm">
          <draw:text-box>
            <text:p><text:span text:style-name="T3">:tag</text:span></text:p>
          </draw:text-box>
        </draw:frame>
        <draw:connector draw:style-name="gr9" draw:text-style-name="P1" draw:layer="layout" draw:type="curve" svg:x1="14.75cm" svg:y1="5.002cm" svg:x2="14.75cm" svg:y2="3.7cm" svg:d="M14750 5002v-1302" svg:viewBox="0 0 1 1303">
          <text:p/>
        </draw:connector>
        <draw:frame draw:style-name="gr13" draw:text-style-name="P5" draw:layer="layout" svg:width="1.497cm" svg:height="0.649cm" svg:x="7.301cm" svg:y="5.202cm">
          <draw:text-box>
            <text:p><text:span text:style-name="T3">:group</text:span></text:p>
          </draw:text-box>
        </draw:frame>
        <draw:frame draw:style-name="gr13" draw:text-style-name="P5" draw:layer="layout" svg:width="1.086cm" svg:height="0.649cm" svg:x="14.603cm" svg:y="3.804cm">
          <draw:text-box>
            <text:p><text:span text:style-name="T3">:tag</text:span></text:p>
          </draw:text-box>
        </draw:frame>
        <draw:connector draw:style-name="gr9" draw:text-style-name="P1" draw:layer="layout" draw:type="curve" svg:x1="4.55cm" svg:y1="5.002cm" svg:x2="4.55cm" svg:y2="3.7cm" svg:d="M4550 5002v-1302" svg:viewBox="0 0 1 1303">
          <text:p/>
        </draw:connector>
        <draw:frame draw:style-name="gr13" draw:text-style-name="P5" draw:layer="layout" svg:width="1.497cm" svg:height="0.649cm" svg:x="4.404cm" svg:y="3.805cm">
          <draw:text-box>
            <text:p><text:span text:style-name="T3">:group</text:span></text:p>
          </draw:text-box>
        </draw:frame>
        <draw:frame draw:style-name="gr13" draw:text-style-name="P5" draw:layer="layout" svg:width="1.751cm" svg:height="0.649cm" svg:x="9.203cm" svg:y="9.204cm">
          <draw:text-box>
            <text:p><text:span text:style-name="T3">:dataset</text:span></text:p>
          </draw:text-box>
        </draw:frame>
      </draw:page>
      <draw:page draw:name="page3" draw:style-name="dp1" draw:master-page-name="Padrão">
        <draw:custom-shape draw:style-name="gr14" draw:text-style-name="P1" xml:id="id20" draw:id="id20" draw:layer="layout" svg:width="5.1cm" svg:height="2.8cm" svg:x="0.2cm" svg:y="0.4cm">
          <text:p/>
          <draw:enhanced-geometry svg:viewBox="0 0 21600 21600" draw:path-stretchpoint-x="10800" draw:path-stretchpoint-y="10800" draw:text-areas="?f3 ?f4 ?f5 ?f6" draw:type="round-rectangle" draw:modifiers="1367.731817290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6" draw:layer="layout" svg:width="4.5cm" svg:height="1.35cm" svg:x="0.5cm" svg:y="0.6cm">
          <draw:text-box>
            <text:p><text:span text:style-name="T4">stodap:SemanticTag</text:span></text:p>
          </draw:text-box>
        </draw:frame>
        <draw:line draw:style-name="gr11" draw:text-style-name="P1" draw:layer="layout" svg:x1="0.4cm" svg:y1="1.4cm" svg:x2="5.1cm" svg:y2="1.4cm">
          <text:p/>
        </draw:line>
        <draw:frame draw:style-name="gr15" draw:text-style-name="P5" draw:layer="layout" svg:width="4.6cm" svg:height="1.445cm" svg:x="0.3cm" svg:y="1.6cm">
          <draw:text-box>
            <text:p><text:span text:style-name="T3">dct:title</text:span></text:p>
            <text:p><text:span text:style-name="T3">dct:description</text:span></text:p>
            <text:p><text:span text:style-name="T3">muto:tagMeaning</text:span></text:p>
          </draw:text-box>
        </draw:frame>
        <draw:custom-shape draw:style-name="gr14" draw:text-style-name="P1" xml:id="id18" draw:id="id18" draw:layer="layout" svg:width="5.1cm" svg:height="2.099cm" svg:x="0.201cm" svg:y="5.501cm">
          <text:p/>
          <draw:enhanced-geometry svg:viewBox="0 0 21600 21600" draw:path-stretchpoint-x="10800" draw:path-stretchpoint-y="10800" draw:text-areas="?f3 ?f4 ?f5 ?f6" draw:type="round-rectangle" draw:modifiers="1367.731817290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6" draw:layer="layout" svg:width="4.5cm" svg:height="1.35cm" svg:x="0.501cm" svg:y="5.601cm">
          <draw:text-box>
            <text:p text:style-name="P1"><text:span text:style-name="T4">stodap:Tag</text:span></text:p>
          </draw:text-box>
        </draw:frame>
        <draw:line draw:style-name="gr11" draw:text-style-name="P1" draw:layer="layout" svg:x1="0.401cm" svg:y1="6.401cm" svg:x2="5.101cm" svg:y2="6.401cm">
          <text:p/>
        </draw:line>
        <draw:frame draw:style-name="gr15" draw:text-style-name="P5" draw:layer="layout" svg:width="4.6cm" svg:height="1.35cm" svg:x="0.301cm" svg:y="6.501cm">
          <draw:text-box>
            <text:p><text:span text:style-name="T3">dct:title</text:span></text:p>
            <text:p><text:span text:style-name="T3">foaf:homepage</text:span></text:p>
          </draw:text-box>
        </draw:frame>
        <draw:custom-shape draw:style-name="gr14" draw:text-style-name="P1" xml:id="id17" draw:id="id17" draw:layer="layout" svg:width="5.1cm" svg:height="2.3cm" svg:x="6.702cm" svg:y="7.1cm">
          <text:p/>
          <draw:enhanced-geometry svg:viewBox="0 0 21600 21600" draw:path-stretchpoint-x="10800" draw:path-stretchpoint-y="10800" draw:text-areas="?f3 ?f4 ?f5 ?f6" draw:type="round-rectangle" draw:modifiers="1367.731817290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6" draw:layer="layout" svg:width="4.998cm" svg:height="1.35cm" svg:x="6.802cm" svg:y="7.2cm">
          <draw:text-box>
            <text:p><text:span text:style-name="T4">stodap:OpenDataPortal</text:span></text:p>
          </draw:text-box>
        </draw:frame>
        <draw:line draw:style-name="gr11" draw:text-style-name="P1" draw:layer="layout" svg:x1="6.902cm" svg:y1="8cm" svg:x2="11.602cm" svg:y2="8cm">
          <text:p/>
        </draw:line>
        <draw:frame draw:style-name="gr15" draw:text-style-name="P5" draw:layer="layout" svg:width="4.6cm" svg:height="1.35cm" svg:x="6.802cm" svg:y="8.2cm">
          <draw:text-box>
            <text:p><text:span text:style-name="T3">dct:title</text:span></text:p>
            <text:p><text:span text:style-name="T3">foaf:homepage</text:span></text:p>
          </draw:text-box>
        </draw:frame>
        <draw:custom-shape draw:style-name="gr14" draw:text-style-name="P1" xml:id="id19" draw:id="id19" draw:layer="layout" svg:width="5.1cm" svg:height="2.3cm" svg:x="13.403cm" svg:y="5.5cm">
          <text:p/>
          <draw:enhanced-geometry svg:viewBox="0 0 21600 21600" draw:path-stretchpoint-x="10800" draw:path-stretchpoint-y="10800" draw:text-areas="?f3 ?f4 ?f5 ?f6" draw:type="round-rectangle" draw:modifiers="1367.731817290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4.998cm" svg:height="1.35cm" svg:x="13.503cm" svg:y="5.6cm">
          <draw:text-box>
            <text:p text:style-name="P1"><text:span text:style-name="T4">stodap:Group</text:span></text:p>
          </draw:text-box>
        </draw:frame>
        <draw:line draw:style-name="gr11" draw:text-style-name="P1" draw:layer="layout" svg:x1="13.603cm" svg:y1="6.4cm" svg:x2="18.303cm" svg:y2="6.4cm">
          <text:p/>
        </draw:line>
        <draw:custom-shape draw:style-name="gr14" draw:text-style-name="P1" xml:id="id21" draw:id="id21" draw:layer="layout" svg:width="5.1cm" svg:height="2.3cm" svg:x="13.404cm" svg:y="0.2cm">
          <text:p/>
          <draw:enhanced-geometry svg:viewBox="0 0 21600 21600" draw:path-stretchpoint-x="10800" draw:path-stretchpoint-y="10800" draw:text-areas="?f3 ?f4 ?f5 ?f6" draw:type="round-rectangle" draw:modifiers="1367.731817290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4.998cm" svg:height="1.35cm" svg:x="13.504cm" svg:y="0.3cm">
          <draw:text-box>
            <text:p text:style-name="P1"><text:span text:style-name="T4">stodap:SemanticGroup</text:span></text:p>
          </draw:text-box>
        </draw:frame>
        <draw:line draw:style-name="gr11" draw:text-style-name="P1" draw:layer="layout" svg:x1="13.604cm" svg:y1="1.1cm" svg:x2="18.304cm" svg:y2="1.1cm">
          <text:p/>
        </draw:line>
        <draw:frame draw:style-name="gr15" draw:text-style-name="P5" draw:layer="layout" svg:width="4.6cm" svg:height="1.35cm" svg:x="13.504cm" svg:y="1.3cm">
          <draw:text-box>
            <text:p><text:span text:style-name="T3">dct:title</text:span></text:p>
            <text:p><text:span text:style-name="T3">muto:tagMeaning</text:span></text:p>
          </draw:text-box>
        </draw:frame>
        <draw:connector draw:style-name="gr3" draw:text-style-name="P1" draw:layer="layout" draw:type="line" svg:x1="9.251cm" svg:y1="5.601cm" svg:x2="9.252cm" svg:y2="7.1cm" draw:start-shape="id16" draw:start-glue-point="2" draw:end-shape="id17" draw:end-glue-point="0" svg:d="M9251 5601l1 1499" svg:viewBox="0 0 2 1500">
          <text:p/>
        </draw:connector>
        <draw:custom-shape draw:style-name="gr14" draw:text-style-name="P1" xml:id="id16" draw:id="id16" draw:layer="layout" svg:width="5.1cm" svg:height="3.401cm" svg:x="6.701cm" svg:y="2.2cm">
          <text:p/>
          <draw:enhanced-geometry svg:viewBox="0 0 21600 21600" draw:path-stretchpoint-x="10800" draw:path-stretchpoint-y="10800" draw:text-areas="?f3 ?f4 ?f5 ?f6" draw:type="round-rectangle" draw:modifiers="1367.731817290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4.5cm" svg:height="1.35cm" svg:x="7.001cm" svg:y="2.401cm">
          <draw:text-box>
            <text:p text:style-name="P1"><text:span text:style-name="T4">stodap:Dataset</text:span></text:p>
          </draw:text-box>
        </draw:frame>
        <draw:line draw:style-name="gr11" draw:text-style-name="P1" draw:layer="layout" svg:x1="6.901cm" svg:y1="3.201cm" svg:x2="11.601cm" svg:y2="3.201cm">
          <text:p/>
        </draw:line>
        <draw:frame draw:style-name="gr15" draw:text-style-name="P5" draw:layer="layout" svg:width="4.6cm" svg:height="2.241cm" svg:x="6.801cm" svg:y="3.201cm">
          <draw:text-box>
            <text:p><text:span text:style-name="T3">dct:title</text:span></text:p>
            <text:p><text:span text:style-name="T3">dct:description</text:span></text:p>
            <text:p><text:span text:style-name="T3">dct:Location</text:span></text:p>
            <text:p><text:span text:style-name="T3">dct:language</text:span></text:p>
            <text:p><text:span text:style-name="T3">foaf:homepage</text:span></text:p>
          </draw:text-box>
        </draw:frame>
        <draw:connector draw:style-name="gr3" draw:text-style-name="P1" draw:layer="layout" draw:type="line" svg:x1="6.701cm" svg:y1="3.9cm" svg:x2="5.301cm" svg:y2="6.55cm" draw:start-shape="id16" draw:start-glue-point="3" draw:end-shape="id18" draw:end-glue-point="1" svg:d="M6701 3900l-1400 2650" svg:viewBox="0 0 1401 2651">
          <text:p/>
        </draw:connector>
        <draw:connector draw:style-name="gr3" draw:text-style-name="P1" draw:layer="layout" draw:type="line" svg:x1="11.801cm" svg:y1="3.9cm" svg:x2="13.403cm" svg:y2="6.65cm" draw:start-shape="id16" draw:start-glue-point="1" draw:end-shape="id19" draw:end-glue-point="3" svg:d="M11801 3900l1602 2750" svg:viewBox="0 0 1603 2751">
          <text:p/>
        </draw:connector>
        <draw:connector draw:style-name="gr3" draw:text-style-name="P1" draw:layer="layout" draw:type="line" svg:x1="2.75cm" svg:y1="3.2cm" svg:x2="2.751cm" svg:y2="5.501cm" draw:start-shape="id20" draw:start-glue-point="2" draw:end-shape="id18" draw:end-glue-point="0" svg:d="M2750 3200l1 2301" svg:viewBox="0 0 2 2302">
          <text:p/>
        </draw:connector>
        <draw:connector draw:style-name="gr3" draw:text-style-name="P1" draw:layer="layout" draw:type="line" svg:x1="15.954cm" svg:y1="2.5cm" svg:x2="15.953cm" svg:y2="5.5cm" draw:start-shape="id21" draw:start-glue-point="2" draw:end-shape="id19" draw:end-glue-point="0" svg:d="M15954 2500l-1 3000" svg:viewBox="0 0 2 3001">
          <text:p/>
        </draw:connector>
        <draw:frame draw:style-name="gr16" draw:text-style-name="P8" draw:layer="layout" svg:width="2.8cm" svg:height="0.649cm" svg:x="1.3cm" svg:y="4cm">
          <draw:text-box>
            <text:p text:style-name="P1"><text:span text:style-name="T3">stodap:hasTag</text:span></text:p>
          </draw:text-box>
        </draw:frame>
        <draw:frame draw:style-name="gr16" draw:text-style-name="P8" draw:layer="layout" svg:width="3.596cm" svg:height="0.649cm" svg:x="15.004cm" svg:y="3.401cm">
          <draw:text-box>
            <text:p text:style-name="P1"><text:span text:style-name="T3">stodap:hasGroup</text:span></text:p>
          </draw:text-box>
        </draw:frame>
        <draw:frame draw:style-name="gr16" draw:text-style-name="P8" draw:layer="layout" svg:width="3.2cm" svg:height="0.649cm" svg:x="3.5cm" svg:y="4.701cm">
          <draw:text-box>
            <text:p text:style-name="P1"><text:span text:style-name="T3">stodap:taggedBy</text:span></text:p>
          </draw:text-box>
        </draw:frame>
        <draw:frame draw:style-name="gr16" draw:text-style-name="P10" draw:layer="layout" svg:width="3.6cm" svg:height="0.649cm" svg:x="11.822cm" svg:y="4.602cm">
          <draw:text-box>
            <text:p text:style-name="P9"><text:span text:style-name="T3">stodap:groupedBy</text:span></text:p>
          </draw:text-box>
        </draw:frame>
        <draw:frame draw:style-name="gr15" draw:text-style-name="P5" draw:layer="layout" svg:width="4.6cm" svg:height="1.35cm" svg:x="13.601cm" svg:y="6.601cm">
          <draw:text-box>
            <text:p><text:span text:style-name="T3">dct:title</text:span></text:p>
            <text:p><text:span text:style-name="T3">foaf:homepage</text:span></text:p>
          </draw:text-box>
        </draw:frame>
        <draw:frame draw:style-name="gr16" draw:text-style-name="P8" draw:layer="layout" svg:width="4.196cm" svg:height="0.649cm" svg:x="7.204cm" svg:y="5.703cm">
          <draw:text-box>
            <text:p text:style-name="P1"><text:span text:style-name="T3">sioc:has_space</text:span></text:p>
          </draw:text-box>
        </draw:frame>
        <draw:connector draw:style-name="gr3" draw:text-style-name="P1" draw:layer="layout" draw:type="line" svg:x1="5.3cm" svg:y1="1.8cm" svg:x2="13.404cm" svg:y2="1.35cm" draw:start-shape="id20" draw:start-glue-point="1" draw:end-shape="id21" draw:end-glue-point="3" svg:d="M5300 1800l8104-450" svg:viewBox="0 0 8105 451">
          <text:p/>
        </draw:connector>
        <draw:frame draw:style-name="gr16" draw:text-style-name="P8" draw:layer="layout" svg:width="4.1cm" svg:height="0.649cm" svg:x="7.4cm" svg:y="1.202cm">
          <draw:text-box>
            <text:p text:style-name="P1"><text:span text:style-name="T3">stodap:sGrouppedBy</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8.7cm" fo:page-height="9.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9-22T18:24:10.516139817</meta:creation-date>
    <dc:date>2016-05-26T12:44:09.024220982</dc:date>
    <meta:editing-duration>P6DT7H2M40S</meta:editing-duration>
    <meta:editing-cycles>120</meta:editing-cycles>
    <meta:generator>LibreOffice/4.2.8.2$Linux_X86_64 LibreOffice_project/420m0$Build-2</meta:generator>
    <meta:document-statistic meta:object-count="79"/>
  </office:meta>
</office:document-meta>
</file>